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1%" draw:textarea-horizontal-align="justify" draw:textarea-vertical-align="top" draw:auto-grow-height="false" fo:min-height="14.921cm" fo:min-width="13.724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893cm" fo:min-width="2.929cm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draw:fill-color="#fcd4d1" draw:textarea-horizontal-align="justify" draw:textarea-vertical-align="middle" draw:auto-grow-height="false" fo:min-height="0.951cm" fo:min-width="3.056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0.766cm" fo:min-width="5.215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opacity="21%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add58a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24cm" svg:height="15.171cm" svg:x="7.223cm" svg:y="3.043cm">
          <text:p text:style-name="P1">Transformer Mo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29cm" svg:height="1.143cm" svg:x="8.366cm" svg:y="15.674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143cm" svg:x="7.985cm" svg:y="19.172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01cm" svg:x="17.256cm" svg:y="15.616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15cm" svg:height="1.016cm" svg:x="15.64cm" svg:y="1.2cm">
          <text:p text:style-name="P1">Soy una estudia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29cm" svg:height="1.143cm" svg:x="8.366cm" svg:y="13.474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44cm" svg:y1="15.547cm" svg:x2="10.144cm" svg:y2="14.531cm">
          <text:p/>
        </draw:line>
        <draw:custom-shape draw:style-name="gr2" draw:text-style-name="P3" draw:layer="layout" svg:width="3.429cm" svg:height="1.143cm" svg:x="8.366cm" svg:y="11.294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44cm" svg:y1="13.367cm" svg:x2="10.144cm" svg:y2="12.351cm">
          <text:p/>
        </draw:line>
        <draw:custom-shape draw:style-name="gr2" draw:text-style-name="P3" draw:layer="layout" svg:width="3.429cm" svg:height="1.143cm" svg:x="8.366cm" svg:y="9.094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44cm" svg:y1="11.167cm" svg:x2="10.144cm" svg:y2="10.151cm">
          <text:p/>
        </draw:line>
        <draw:custom-shape draw:style-name="gr2" draw:text-style-name="P3" draw:layer="layout" svg:width="3.429cm" svg:height="1.143cm" svg:x="8.366cm" svg:y="6.894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44cm" svg:y1="8.967cm" svg:x2="10.144cm" svg:y2="7.951cm">
          <text:p/>
        </draw:line>
        <draw:custom-shape draw:style-name="gr2" draw:text-style-name="P3" draw:layer="layout" svg:width="3.429cm" svg:height="1.143cm" svg:x="8.366cm" svg:y="4.694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44cm" svg:y1="6.767cm" svg:x2="10.144cm" svg:y2="5.751cm">
          <text:p/>
        </draw:line>
        <draw:custom-shape draw:style-name="gr4" draw:text-style-name="P5" draw:layer="layout" svg:width="3.556cm" svg:height="1.201cm" svg:x="17.256cm" svg:y="13.416cm">
          <text:p text:style-name="P1">De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44cm" svg:y1="15.568cm" svg:x2="19.044cm" svg:y2="14.552cm">
          <text:p/>
        </draw:line>
        <draw:custom-shape draw:style-name="gr4" draw:text-style-name="P5" draw:layer="layout" svg:width="3.556cm" svg:height="1.201cm" svg:x="17.256cm" svg:y="11.236cm">
          <text:p text:style-name="P1">De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44cm" svg:y1="13.388cm" svg:x2="19.044cm" svg:y2="12.372cm">
          <text:p/>
        </draw:line>
        <draw:custom-shape draw:style-name="gr4" draw:text-style-name="P5" draw:layer="layout" svg:width="3.556cm" svg:height="1.201cm" svg:x="17.256cm" svg:y="9.036cm">
          <text:p text:style-name="P1">De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44cm" svg:y1="11.188cm" svg:x2="19.044cm" svg:y2="10.172cm">
          <text:p/>
        </draw:line>
        <draw:custom-shape draw:style-name="gr4" draw:text-style-name="P5" draw:layer="layout" svg:width="3.556cm" svg:height="1.201cm" svg:x="17.256cm" svg:y="6.936cm">
          <text:p text:style-name="P1">De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44cm" svg:y1="9.088cm" svg:x2="19.044cm" svg:y2="8.072cm">
          <text:p/>
        </draw:line>
        <draw:custom-shape draw:style-name="gr4" draw:text-style-name="P5" draw:layer="layout" svg:width="3.556cm" svg:height="1.201cm" svg:x="17.256cm" svg:y="4.836cm">
          <text:p text:style-name="P1">Decode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044cm" svg:y1="6.988cm" svg:x2="19.044cm" svg:y2="5.972cm">
          <text:p/>
        </draw:line>
        <draw:frame draw:style-name="gr7" draw:text-style-name="P8" draw:layer="layout" svg:width="2.229cm" svg:height="1.038cm" svg:x="12.741cm" svg:y="19.212cm">
          <draw:text-box>
            <text:p><text:span text:style-name="T1">Input</text:span></text:p>
          </draw:text-box>
        </draw:frame>
        <draw:frame draw:style-name="gr7" draw:text-style-name="P8" draw:layer="layout" svg:width="2.822cm" svg:height="1.038cm" svg:x="12.656cm" svg:y="1.105cm">
          <draw:text-box>
            <text:p><text:span text:style-name="T1">Output</text:span></text:p>
          </draw:text-box>
        </draw:frame>
        <draw:line draw:style-name="gr6" draw:text-style-name="P7" draw:layer="layout" svg:x1="11.922cm" svg:y1="5.456cm" svg:x2="17.256cm" svg:y2="16.251cm">
          <text:p/>
        </draw:line>
        <draw:line draw:style-name="gr6" draw:text-style-name="P7" draw:layer="layout" svg:x1="11.922cm" svg:y1="5.329cm" svg:x2="17.256cm" svg:y2="14.092cm">
          <text:p/>
        </draw:line>
        <draw:line draw:style-name="gr6" draw:text-style-name="P7" draw:layer="layout" svg:x1="11.902cm" svg:y1="5.309cm" svg:x2="17.256cm" svg:y2="11.806cm">
          <text:p/>
        </draw:line>
        <draw:line draw:style-name="gr6" draw:text-style-name="P7" draw:layer="layout" svg:x1="11.922cm" svg:y1="5.329cm" svg:x2="17.276cm" svg:y2="9.774cm">
          <text:p/>
        </draw:line>
        <draw:line draw:style-name="gr6" draw:text-style-name="P7" draw:layer="layout" svg:x1="11.902cm" svg:y1="5.309cm" svg:x2="17.256cm" svg:y2="7.361cm">
          <text:p/>
        </draw:line>
        <draw:line draw:style-name="gr6" draw:text-style-name="P7" draw:layer="layout" svg:x1="11.902cm" svg:y1="5.309cm" svg:x2="17.129cm" svg:y2="5.329cm">
          <text:p/>
        </draw:line>
        <draw:line draw:style-name="gr6" draw:text-style-name="P7" draw:layer="layout" svg:x1="10.144cm" svg:y1="19.045cm" svg:x2="10.144cm" svg:y2="16.952cm">
          <text:p/>
        </draw:line>
        <draw:line draw:style-name="gr6" draw:text-style-name="P7" draw:layer="layout" svg:x1="19.034cm" svg:y1="4.629cm" svg:x2="19.044cm" svg:y2="2.3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19:53.631270822</meta:creation-date>
    <dc:date>2020-10-02T21:33:24.626553609</dc:date>
    <meta:editing-duration>PT16M37S</meta:editing-duration>
    <meta:editing-cycles>11</meta:editing-cycles>
    <meta:generator>LibreOffice/6.0.7.3$Linux_X86_64 LibreOffice_project/00m0$Build-3</meta:generator>
    <meta:document-statistic meta:object-count="35"/>
  </office:meta>
</office:document-meta>
</file>